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 Mono" svg:font-family="'Roboto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4pt" fo:font-weight="bold" officeooo:rsid="0010237f" officeooo:paragraph-rsid="0010237f" style:font-size-asian="12.25pt" style:font-weight-asian="bold" style:font-size-complex="14pt" style:font-weight-complex="bold"/>
    </style:style>
    <style:style style:name="P2" style:family="paragraph" style:parent-style-name="Text_20_body"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officeooo:rsid="0010237f" officeooo:paragraph-rsid="0010237f" style:text-blinking="false" fo:background-color="transparent" style:font-size-asian="12.25pt" style:font-weight-asian="normal" style:font-size-complex="14pt" style:font-weight-complex="normal"/>
    </style:style>
    <style:style style:name="P3" style:family="paragraph" style:parent-style-name="Text_20_body"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officeooo:rsid="0010237f" officeooo:paragraph-rsid="0010f9e3" style:text-blinking="false" fo:background-color="transparent" style:font-size-asian="12.25pt" style:font-weight-asian="normal" style:font-size-complex="14pt" style:font-weight-complex="normal"/>
    </style:style>
    <style:style style:name="P4" style:family="paragraph" style:parent-style-name="Text_20_body">
      <style:text-properties fo:font-variant="normal" fo:text-transform="none" fo:color="#000000" style:text-line-through-style="none" style:text-line-through-type="none" style:font-name="Roboto Mono" fo:font-size="11pt" fo:font-style="normal" style:text-underline-style="none" fo:font-weight="normal" officeooo:rsid="00120f8b" officeooo:paragraph-rsid="00120f8b" style:text-blinking="false" fo:background-color="transparent" style:font-size-asian="12.25pt" style:font-weight-asian="normal" style:font-size-complex="14pt" style:font-weight-complex="normal"/>
    </style:style>
    <style:style style:name="P5" style:family="paragraph" style:parent-style-name="Text_20_body">
      <style:text-properties fo:font-weight="bold" officeooo:rsid="0014a22b" officeooo:paragraph-rsid="0014a22b" style:font-weight-asian="bold" style:font-weight-complex="bold"/>
    </style:style>
    <style:style style:name="P6" style:family="paragraph" style:parent-style-name="Text_20_body">
      <style:text-properties fo:font-weight="bold" officeooo:rsid="0017b90e" officeooo:paragraph-rsid="0017b90e" style:font-weight-asian="bold" style:font-weight-complex="bold"/>
    </style:style>
    <style:style style:name="P7" style:family="paragraph" style:parent-style-name="Text_20_body">
      <style:text-properties fo:font-weight="normal" officeooo:rsid="0014a22b" officeooo:paragraph-rsid="0014a22b" style:font-weight-asian="normal" style:font-weight-complex="normal"/>
    </style:style>
    <style:style style:name="P8" style:family="paragraph" style:parent-style-name="Text_20_body">
      <style:text-properties fo:font-weight="normal" officeooo:rsid="00162c7f" officeooo:paragraph-rsid="00162c7f" style:font-weight-asian="normal" style:font-weight-complex="normal"/>
    </style:style>
    <style:style style:name="P9" style:family="paragraph" style:parent-style-name="Text_20_body">
      <style:text-properties fo:color="#000000" fo:font-weight="bold" officeooo:rsid="0017b90e" officeooo:paragraph-rsid="0017b90e" style:font-weight-asian="bold" style:font-weight-complex="bold"/>
    </style:style>
    <style:style style:name="P1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officeooo:paragraph-rsid="0010f9e3" style:text-blinking="false" fo:background-color="transparent"/>
    </style:style>
    <style:style style:name="P1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officeooo:rsid="0014a22b" officeooo:paragraph-rsid="0014a22b" style:text-blinking="false" fo:background-color="transparent" style:font-size-asian="12.25pt" style:font-weight-asian="bold" style:font-size-complex="14pt" style:font-weight-complex="bold"/>
    </style:style>
    <style:style style:name="P1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188038" style:text-line-through-style="none" style:text-line-through-type="none" style:text-underline-style="none" style:text-blinking="false" fo:background-color="transparent"/>
    </style:style>
    <style:style style:name="P1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188038" style:text-line-through-style="none" style:text-line-through-type="none" style:text-underline-style="none" officeooo:paragraph-rsid="0010f9e3" style:text-blinking="false" fo:background-color="transparent"/>
    </style:style>
    <style:style style:name="P1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188038" style:text-line-through-style="none" style:text-line-through-type="none" style:text-underline-style="none" officeooo:paragraph-rsid="0014a22b" style:text-blinking="false" fo:background-color="transparent"/>
    </style:style>
    <style:style style:name="P1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188038" style:text-line-through-style="none" style:text-line-through-type="none" style:font-name="Liberation Serif" fo:font-size="14pt" style:text-underline-style="none" fo:font-weight="normal" officeooo:rsid="0010237f" officeooo:paragraph-rsid="0010f9e3" style:text-blinking="false" fo:background-color="transparent" style:font-size-asian="12.25pt" style:font-weight-asian="normal" style:font-size-complex="14pt" style:font-weight-complex="normal"/>
    </style:style>
    <style:style style:name="P1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188038" style:text-line-through-style="none" style:text-line-through-type="none" style:font-name="Liberation Serif" fo:font-size="14pt" style:text-underline-style="none" fo:font-weight="normal" officeooo:rsid="0013f348" officeooo:paragraph-rsid="0013f348" style:text-blinking="false" fo:background-color="transparent" style:font-size-asian="12.25pt" style:font-weight-asian="normal" style:font-size-complex="14pt" style:font-weight-complex="normal"/>
    </style:style>
    <style:style style:name="P1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erif" fo:font-size="14pt" style:text-underline-style="none" fo:font-weight="bold" officeooo:rsid="0014267e" officeooo:paragraph-rsid="0014267e" style:text-blinking="false" fo:background-color="transparent" style:font-size-asian="12.25pt" style:font-weight-asian="bold" style:font-size-complex="14pt" style:font-weight-complex="bold"/>
    </style:style>
    <style:style style:name="P1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erif" fo:font-size="14pt" style:text-underline-style="none" fo:font-weight="bold" officeooo:rsid="0014a22b" officeooo:paragraph-rsid="0014a22b" style:text-blinking="false" fo:background-color="transparent" style:font-size-asian="12.25pt" style:font-weight-asian="bold" style:font-size-complex="14pt" style:font-weight-complex="bold"/>
    </style:style>
    <style:style style:name="P2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erif" fo:font-size="14pt" style:text-underline-style="none" fo:font-weight="bold" officeooo:rsid="00190bff" officeooo:paragraph-rsid="00190bff" style:text-blinking="false" fo:background-color="transparent" style:font-size-asian="12.25pt" style:font-weight-asian="bold" style:font-size-complex="14pt" style:font-weight-complex="bold"/>
    </style:style>
    <style:style style:name="P21" style:family="paragraph" style:parent-style-name="Text_20_body">
      <style:paragraph-properties fo:break-before="page"/>
      <style:text-properties fo:font-variant="normal" fo:text-transform="none" fo:color="#000000" style:text-line-through-style="none" style:text-line-through-type="none" style:font-name="Roboto Mono" fo:font-size="11pt" fo:font-style="normal" style:text-underline-style="none" fo:font-weight="normal" officeooo:rsid="00120f8b" officeooo:paragraph-rsid="00120f8b" style:text-blinking="false" fo:background-color="transparent" style:font-size-asian="12.25pt" style:font-weight-asian="normal" style:font-size-complex="14pt" style:font-weight-complex="normal"/>
    </style:style>
    <style:style style:name="P22" style:family="paragraph">
      <style:paragraph-properties fo:text-align="center"/>
    </style:style>
    <style:style style:name="T1" style:family="text">
      <style:text-properties style:font-name="Roboto Mono" fo:font-size="11pt" fo:font-style="normal"/>
    </style:style>
    <style:style style:name="T2" style:family="text">
      <style:text-properties style:font-name="Roboto Mono" fo:font-size="11pt" fo:font-style="normal" fo:font-weight="normal"/>
    </style:style>
    <style:style style:name="T3" style:family="text">
      <style:text-properties style:font-name="Roboto Mono" fo:font-size="11pt" fo:font-style="normal" fo:font-weight="normal" officeooo:rsid="0010237f"/>
    </style:style>
    <style:style style:name="T4" style:family="text">
      <style:text-properties style:font-name="Roboto Mono" fo:font-size="11pt" fo:font-style="normal" fo:font-weight="normal" officeooo:rsid="0010f9e3"/>
    </style:style>
    <style:style style:name="T5" style:family="text">
      <style:text-properties style:font-name="Roboto Mono" fo:font-size="11pt" fo:font-style="normal" officeooo:rsid="0013f348"/>
    </style:style>
    <style:style style:name="T6" style:family="text">
      <style:text-properties fo:font-style="normal"/>
    </style:style>
    <style:style style:name="T7" style:family="text">
      <style:text-properties fo:font-style="normal" fo:font-weight="normal" style:font-weight-asian="normal" style:font-weight-complex="normal"/>
    </style:style>
    <style:style style:name="T8" style:family="text">
      <style:text-properties fo:font-style="normal" fo:font-weight="normal" officeooo:rsid="0014a22b" style:font-weight-asian="normal" style:font-weight-complex="normal"/>
    </style:style>
    <style:style style:name="T9" style:family="text">
      <style:text-properties fo:font-style="normal" officeooo:rsid="0014a22b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color="#000000" style:font-name="Roboto Mono" fo:font-size="11pt" fo:font-style="normal" fo:font-weight="normal"/>
    </style:style>
    <style:style style:name="T12" style:family="text">
      <style:text-properties fo:color="#000000" style:font-name="Roboto Mono" fo:font-size="11pt" fo:font-style="normal" fo:font-weight="normal" officeooo:rsid="0010237f"/>
    </style:style>
    <style:style style:name="T13" style:family="text">
      <style:text-properties fo:color="#000000" style:font-name="Roboto Mono" fo:font-size="11pt" fo:font-style="normal" fo:font-weight="normal" officeooo:rsid="0014a22b"/>
    </style:style>
    <style:style style:name="T14" style:family="text">
      <style:text-properties officeooo:rsid="00162c7f"/>
    </style:style>
    <style:style style:name="T15" style:family="text">
      <style:text-properties fo:color="#55308d" fo:font-weight="normal" style:font-weight-asian="normal" style:font-weight-complex="normal"/>
    </style:style>
    <style:style style:name="gr1" style:family="graphic">
      <style:graphic-properties draw:stroke="solid" svg:stroke-width="0.199cm" svg:stroke-color="#000000" draw:marker-start-width="0.651cm" draw:marker-end-width="0.651cm" draw:textarea-horizontal-align="justify" draw:textarea-vertical-align="middle" draw:auto-grow-height="false" fo:min-height="2.104cm" fo:min-width="2.104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199cm" svg:stroke-color="#000000" draw:marker-start-width="0.651cm" draw:marker-end-width="0.651cm" draw:textarea-horizontal-align="justify" draw:textarea-vertical-align="middle" draw:auto-grow-height="false" fo:min-height="2.302cm" fo:min-width="2.302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unernetes Networking for pods</text:p>
      <text:p text:style-name="P1"/>
      <text:p text:style-name="P1">kind: NetworkPolicy is a policy to assign security group to pods.</text:p>
      <text:p text:style-name="P1"/>
      <text:p text:style-name="P2"><text:bookmark text:name="docs-internal-guid-0f3f8d70-7fff-2c10-7b48-808dbcb4275f"/>apiVersion: networking.k8s.io/v1</text:p>
      <text:p text:style-name="P10">kind: NetworkPolicy</text:p>
      <text:p text:style-name="P10">metadata:</text:p>
      <text:p text:style-name="P13">  <text:span text:style-name="T2">name: allow-service-b </text:span></text:p>
      <text:p text:style-name="P13">  <text:span text:style-name="T2">namespace: default</text:span></text:p>
      <text:p text:style-name="P10">spec:</text:p>
      <text:p text:style-name="P13">  <text:span text:style-name="T2">podSelector:</text:span></text:p>
      <text:p text:style-name="P13">    <text:span text:style-name="T2">matchLabels:</text:span></text:p>
      <text:p text:style-name="P13">      <text:span text:style-name="T2">app: </text:span><text:span text:style-name="T3">backend-app1 <text:tab/></text:span><text:span text:style-name="T12">This will apply for pod label backend-app1 only. <text:s/>Will recieve traffic form Ingress pods only and send traffic as outboutn egress to the pods label database only.</text:span></text:p>
      <text:p text:style-name="P13">  <text:span text:style-name="T2">policyTypes:</text:span></text:p>
      <text:p text:style-name="P13">  <text:span text:style-name="T2">- Ingress</text:span></text:p>
      <text:p text:style-name="P13">  <text:span text:style-name="T2">- Egress</text:span></text:p>
      <text:p text:style-name="P13">  <text:span text:style-name="T2">ingress:</text:span></text:p>
      <text:p text:style-name="P13">  <text:span text:style-name="T2">- from:</text:span></text:p>
      <text:p text:style-name="P13">    <text:span text:style-name="T2">- podSelector:</text:span></text:p>
      <text:p text:style-name="P13">        <text:span text:style-name="T2">matchLabels:</text:span></text:p>
      <text:p text:style-name="P13">          <text:span text:style-name="T2">app: </text:span><text:span text:style-name="T3">frontend-app1</text:span></text:p>
      <text:p text:style-name="P13"><text:span text:style-name="T3"><text:s text:c="4"/>ports:</text:span></text:p>
      <text:p text:style-name="P13"><text:span text:style-name="T3"><text:s text:c="3"/>- protocol: TCP</text:span></text:p>
      <text:p text:style-name="P13"><text:span text:style-name="T3"><text:s text:c="5"/>port: 8081</text:span></text:p>
      <text:p text:style-name="P13">  <text:span text:style-name="T2">egress: <text:s/></text:span><text:span text:style-name="T12">Send trafffic from pods backend-app1 to the pods database egress pods OutBound . So pods database should also allow traffic for recieve traffic from backend-app1 to the database itself. If not defined then it will not work. You have to write other block for database for ingress to receive traffic from backend-app1 egress.</text:span></text:p>
      <text:p text:style-name="P13">  <text:span text:style-name="T2">- to:</text:span></text:p>
      <text:p text:style-name="P13">    <text:span text:style-name="T2">- podSelector:</text:span></text:p>
      <text:p text:style-name="P13">        <text:span text:style-name="T2">matchLabels:</text:span></text:p>
      <text:p text:style-name="P13">          <text:span text:style-name="T2">app: </text:span><text:span text:style-name="T3">database</text:span></text:p>
      <text:p text:style-name="P13">    <text:span text:style-name="T2">ports:</text:span></text:p>
      <text:p text:style-name="P13">    <text:span text:style-name="T2">- protocol: TCP</text:span></text:p>
      <text:p text:style-name="P13">      <text:span text:style-name="T2">port: 5432</text:span></text:p>
      <text:p text:style-name="Text_20_body"><text:line-break/></text:p>
      <text:p text:style-name="P21">Allow traffic from backend-app1 pods to the database-app1 pods.</text:p>
      <text:p text:style-name="P4">If in backend-app1 port not defined then all traffics are allowed from all ports.</text:p>
      <text:p text:style-name="P4">If you defined ports in backend-app1 then database-app1 will allow traffic from backend-app1 pods but for only that port of backend-app1.</text:p>
      <text:p text:style-name="P3"/>
      <text:p text:style-name="P3">apiVersion: networking.k8s.io/v1</text:p>
      <text:p text:style-name="P11">kind: NetworkPolicy</text:p>
      <text:p text:style-name="P11">metadata:</text:p>
      <text:p text:style-name="P14">  <text:span text:style-name="T2">name: allow-</text:span><text:span text:style-name="T4">backend</text:span><text:span text:style-name="T2"> </text:span></text:p>
      <text:p text:style-name="P14">  <text:span text:style-name="T2">namespace: default</text:span></text:p>
      <text:p text:style-name="P11">spec:</text:p>
      <text:p text:style-name="P14">  <text:span text:style-name="T2">podSelector:</text:span></text:p>
      <text:p text:style-name="P14">    <text:span text:style-name="T2">matchLabels:</text:span></text:p>
      <text:p text:style-name="P14">      <text:span text:style-name="T2">app: </text:span><text:span text:style-name="T4">database-</text:span><text:span text:style-name="T3">app1 <text:tab/></text:span><text:span text:style-name="T12">This will </text:span></text:p>
      <text:p text:style-name="P14">  <text:span text:style-name="T2">policyTypes:</text:span></text:p>
      <text:p text:style-name="P14">  <text:span text:style-name="T2">- Ingress</text:span></text:p>
      <text:p text:style-name="P14">  <text:span text:style-name="T2">- Egress</text:span></text:p>
      <text:p text:style-name="P14">  <text:span text:style-name="T2">ingress:</text:span></text:p>
      <text:p text:style-name="P14">  <text:span text:style-name="T2">- from:</text:span></text:p>
      <text:p text:style-name="P14">    <text:span text:style-name="T2">- podSelector:</text:span></text:p>
      <text:p text:style-name="P14">        <text:span text:style-name="T2">matchLabels:</text:span></text:p>
      <text:p text:style-name="P14">          <text:span text:style-name="T2">app: </text:span><text:span text:style-name="T4">backend</text:span><text:span text:style-name="T3">-app1</text:span></text:p>
      <text:p text:style-name="P14"><text:span text:style-name="T3"><text:s text:c="4"/>ports:</text:span></text:p>
      <text:p text:style-name="P14"><text:span text:style-name="T3"><text:s text:c="3"/>- protocol: TCP</text:span></text:p>
      <text:p text:style-name="P14"><text:span text:style-name="T3"><text:s text:c="5"/>port: 8081</text:span></text:p>
      <text:p text:style-name="P14">  <text:span text:style-name="T2">egress: <text:s/></text:span><text:span text:style-name="T12">Send trafffic </text:span></text:p>
      <text:p text:style-name="P14">  <text:span text:style-name="T2">- to:</text:span></text:p>
      <text:p text:style-name="P14">    <text:span text:style-name="T2">- podSelector:</text:span></text:p>
      <text:p text:style-name="P14">        <text:span text:style-name="T2">matchLabels:</text:span></text:p>
      <text:p text:style-name="P14">          <text:span text:style-name="T2">app: </text:span><text:span text:style-name="T3">database</text:span></text:p>
      <text:p text:style-name="P14">    <text:span text:style-name="T2">ports:</text:span></text:p>
      <text:p text:style-name="P14">    <text:span text:style-name="T2">- protocol: TCP</text:span></text:p>
      <text:p text:style-name="P16">      <text:span text:style-name="T1">port: 5432</text:span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oft-page-break/><text:span text:style-name="T1"/></text:p>
      <text:p text:style-name="P16"><draw:custom-shape text:anchor-type="paragraph" draw:z-index="0" draw:name="Shape1" draw:style-name="gr2" draw:text-style-name="P22" svg:width="2.303cm" svg:height="2.303cm" svg:x="0.986cm" svg:y="0.409cm"><text:p/><draw:enhanced-geometry svg:viewBox="0 0 21600 21600" draw:type="rectangle" draw:enhanced-path="M 0 0 L 21600 0 21600 21600 0 21600 0 0 Z N"/></draw:custom-shape><draw:custom-shape text:anchor-type="paragraph" draw:z-index="1" draw:name="Shape1_0" draw:style-name="gr1" draw:text-style-name="P22" svg:width="2.303cm" svg:height="2.303cm" svg:x="7.23cm" svg:y="0.362cm"><text:p/><draw:enhanced-geometry svg:viewBox="0 0 21600 21600" draw:type="rectangle" draw:enhanced-path="M 0 0 L 21600 0 21600 21600 0 21600 0 0 Z N"/></draw:custom-shape><draw:custom-shape text:anchor-type="paragraph" draw:z-index="2" draw:name="Shape1_1" draw:style-name="gr1" draw:text-style-name="P22" svg:width="2.303cm" svg:height="2.303cm" svg:x="13.369cm" svg:y="0.15cm"><text:p/><draw:enhanced-geometry svg:viewBox="0 0 21600 21600" draw:type="rectangle" draw:enhanced-path="M 0 0 L 21600 0 21600 21600 0 21600 0 0 Z N"/></draw:custom-shape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><text:tab/></text:span><text:span text:style-name="T5">frontend<text:tab/><text:tab/><text:tab/><text:tab/>backend<text:tab/><text:tab/><text:tab/><text:tab/>Database</text:span></text:p>
      <text:p text:style-name="P17"><text:span text:style-name="T1">Ingress: allow traffic<text:tab/>Ingress: allow from fronend <text:tab/>Ingress: allow form backend.</text:span></text:p>
      <text:p text:style-name="P17"><text:span text:style-name="T1"><text:tab/><text:tab/><text:tab/><text:tab/>and Database egress <text:s text:c="25"/>Egress: send form3306 <text:tab/> <text:s text:c="9"/><text:tab/><text:tab/> <text:s text:c="6"/>Egress: send to frontned.<text:tab/><text:tab/>to backend.</text:span></text:p>
      <text:p text:style-name="P17"><text:span text:style-name="T1">From 80 443</text:span></text:p>
      <text:p text:style-name="P17"><text:span text:style-name="T1">and from backend egress</text:span></text:p>
      <text:p text:style-name="P17"><text:span text:style-name="T1">Egress: send to backend Ingress.</text:span></text:p>
      <text:p text:style-name="P17"><text:span text:style-name="T1"><text:tab/><text:tab/></text:span></text:p>
      <text:p text:style-name="P17"><text:span text:style-name="T1"/></text:p>
      <text:p text:style-name="P18"><text:span text:style-name="T6">Grafana</text:span></text:p>
      <text:p text:style-name="P18"><text:span text:style-name="T6">1. Fluentd: </text:span><text:span text:style-name="T7">Colletct data for only logs &amp; forware to Elastisearch.</text:span></text:p>
      <text:p text:style-name="P18"><text:span text:style-name="T6">2. Elastisearch: </text:span><text:span text:style-name="T7">Stores kubernetes logs in index – index means if you has lot of logs and want to find a specific logs , you have to scroll up many time and finds.</text:span></text:p>
      <text:p text:style-name="P18"><text:span text:style-name="T7">Better way that make a topic or label or title for each type of logs. This is done by Elastisearch.</text:span></text:p>
      <text:p text:style-name="P18"><text:span text:style-name="T7"/></text:p>
      <text:p text:style-name="P18"><text:span text:style-name="T6">3. Kibana:</text:span><text:span text:style-name="T7"> </text:span><text:span text:style-name="T8">Will give you web interface where you can filter types of or lables of or index of any logs. And visualize it into graphs dashboard.</text:span></text:p>
      <text:p text:style-name="P20"><text:span text:style-name="T9">G</text:span><text:span text:style-name="T6">rafana default port is 3000 </text:span></text:p>
      <text:p text:style-name="P20"><text:span text:style-name="T6">username admim</text:span></text:p>
      <text:p text:style-name="P20"><text:span text:style-name="T6">password admin</text:span></text:p>
      <text:p text:style-name="P18"><text:span text:style-name="T8"/></text:p>
      <text:p text:style-name="P18"><text:span text:style-name="T8"/></text:p>
      <text:p text:style-name="P19"><text:span text:style-name="T6">Kubernetes Mount and Volume</text:span></text:p>
      <text:p text:style-name="P19"><text:span text:style-name="T6"/></text:p>
      <text:p text:style-name="P12"><text:bookmark text:name="docs-internal-guid-67cad9bf-7fff-fcff-66ea-5d99cf824103"/>volumeMounts:</text:p>
      <text:p text:style-name="P15">            <text:span text:style-name="T2">- name: config </text:span><text:span text:style-name="T11"><text:s/></text:span><text:span text:style-name="T13">Give ref of volume named config from volume: name: config</text:span></text:p>
      <text:p text:style-name="P13">              <text:span text:style-name="T2">mountPath: /fluentd/etc<text:tab/><text:tab/></text:span><text:span text:style-name="T13">Mount this volume config into your pods path /fluentd/etc.</text:span></text:p>
      <text:p text:style-name="P13">              <text:span text:style-name="T2">subPath: fluentd.conf</text:span></text:p>
      <text:p text:style-name="P13"><text:soft-page-break/>            <text:span text:style-name="T2">- name: varlog</text:span></text:p>
      <text:p text:style-name="P13">              <text:span text:style-name="T2">mountPath: /var/log/containers</text:span></text:p>
      <text:p text:style-name="P13">          <text:span text:style-name="T2">env:</text:span></text:p>
      <text:p text:style-name="P13">            <text:span text:style-name="T2">- name: FLUENTD_CONF</text:span></text:p>
      <text:p text:style-name="P13">              <text:span text:style-name="T2">value: "fluentd.conf"</text:span></text:p>
      <text:p text:style-name="P13">      <text:span text:style-name="T2">volumes:<text:tab/><text:tab/></text:span><text:span text:style-name="T13">Create volume <text:s/>named config in your local.</text:span></text:p>
      <text:p text:style-name="P13">        <text:span text:style-name="T2">- name: config</text:span></text:p>
      <text:p text:style-name="P13">          <text:span text:style-name="T2">configMap:</text:span></text:p>
      <text:p text:style-name="P13">            <text:span text:style-name="T2">name: fluentd-config</text:span></text:p>
      <text:p text:style-name="P13">        <text:span text:style-name="T2">- name: varlog<text:tab/><text:tab/></text:span><text:span text:style-name="T13">Create volume named varlog in your local</text:span></text:p>
      <text:p text:style-name="P13">          <text:span text:style-name="T2">hostPath:<text:tab/></text:span><text:span text:style-name="T13">Create path under the volume named varlog.</text:span></text:p>
      <text:p text:style-name="P13">            <text:span text:style-name="T2">path: /var/log/containers</text:span></text:p>
      <text:p text:style-name="Text_20_body"><text:line-break/></text:p>
      <text:p text:style-name="Text_20_body"/>
      <text:p text:style-name="P5">KubeAdmin</text:p>
      <text:p text:style-name="P7">kubelet will connect master node to worker node.</text:p>
      <text:p text:style-name="P7">If kubelet down then not able to connect master node and worker node.</text:p>
      <text:p text:style-name="P7"/>
      <text:p text:style-name="P7">KubeAdmin will required for productions. Bcz, it will automatically setup your master node and worker node by installing required componenets for master node is API Server, <text:span text:style-name="T14">Schedular, kubectl, ETCD cluster etc.</text:span></text:p>
      <text:p text:style-name="P7"/>
      <text:p text:style-name="P8">Overlay is container storage.</text:p>
      <text:p text:style-name="P8">br_netfilter is bridge network type in kubernetes.</text:p>
      <text:p text:style-name="P6">Swapon –<text:span text:style-name="T10"> We have defult ram of 4GB and my systemc required more 2 DB ram, then how system will be bring 2 GB ram more ?</text:span></text:p>
      <text:p text:style-name="P6">Swapon<text:span text:style-name="T10"> will use 2GB from your strorage available space and use it as Temporary RAM.</text:span></text:p>
      <text:p text:style-name="P6">After Swapon –<text:span text:style-name="T10"> 4GB + 2GB = 6GB.</text:span></text:p>
      <text:p text:style-name="P6">We dont want to allow if 4GB used 100% then dont use Temporary Memroy from my Storage space.</text:p>
      <text:p text:style-name="P6">So, use <text:span text:style-name="T15">swapoff.</text:span></text:p>
      <text:p text:style-name="P9"><text:span text:style-name="T10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 Mono" svg:font-family="'Roboto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8-28T19:25:25.208305153</dc:date>
    <meta:editing-duration>PT2H28M30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4" meta:paragraph-count="106" meta:word-count="584" meta:character-count="4090" meta:non-whitespace-character-count="3161"/>
  </office:meta>
</office:document-meta>
</file>